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MasterPage2">
      <style:paragraph-properties style:page-number="auto"/>
    </style:style>
    <style:style style:name="T1" style:family="text">
      <style:text-properties fo:language="it" fo:country="I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ieeexplore.ieee.org/stamp/stamp.jsp?tp=&amp;arnumber=8047110" text:style-name="Internet_20_link" text:visited-style-name="Visited_20_Internet_20_Link"><text:span text:style-name="Hyperlink">https://ieeexplore.ieee.org/stamp/stamp.jsp?tp=&amp;arnumber=8047110</text:span></text:a></text:p>
      <text:p text:style-name="Standard"/>
      <text:p text:style-name="Standard"><text:span text:style-name="T1">About preprocessing mel bins and about networks:</text:span></text:p>
      <text:p text:style-name="Standard"><text:a xlink:type="simple" xlink:href="https://ieeexplore.ieee.org/stamp/stamp.jsp?tp=&amp;arnumber=7952132" text:style-name="Internet_20_link" text:visited-style-name="Visited_20_Internet_20_Link"><text:span text:style-name="Hyperlink">https://ieeexplore.ieee.org/stamp/stamp.jsp?tp=&amp;arnumber=795213</text:span></text:a><text:a xlink:type="simple" xlink:href="https://ieeexplore.ieee.org/stamp/stamp.jsp?tp=&amp;arnumber=7952132" text:style-name="Internet_20_link" text:visited-style-name="Visited_20_Internet_20_Link"><text:span text:style-name="Hyperlink"><text:span text:style-name="T1">2</text:span></text:span></text:a><text:a xlink:type="simple" xlink:href="https://ieeexplore.ieee.org/stamp/stamp.jsp?tp=&amp;arnumber=7952132" text:style-name="Internet_20_link" text:visited-style-name="Visited_20_Internet_20_Link"><text:span text:style-name="Hyperlink"><text:span text:style-name="T1"><text:line-break/><text:line-break/><text:line-break/>Very useful and strong paper: -&gt; actually the most important!!!!!<text:line-break/>https://arxiv.org/abs/2007.11154</text:span></text:span></text:a><text:line-break/><text:a xlink:type="simple" xlink:href="https://github.com/kamalesh0406/Audio-Classification/blob/master/train.py" text:style-name="Internet_20_link" text:visited-style-name="Visited_20_Internet_20_Link"><text:span text:style-name="Hyperlink">https://github.com/kamalesh0406/Audio-Classification/blob/master/train.py</text:span></text:a></text:p>
      <text:p text:style-name="Standard"/>
      <text:p text:style-name="Standard"><text:a xlink:type="simple" xlink:href="https://ieeexplore.ieee.org/abstract/document/7952132" text:style-name="Internet_20_link" text:visited-style-name="Visited_20_Internet_20_Link"><text:span text:style-name="Hyperlink">https://ieeexplore.ieee.org/abstract/document/7952132</text:span></text:a></text:p>
      <text:p text:style-name="Standard"/>
      <text:p text:style-name="Standard">https://asmp-eurasipjournals.springeropen.com/articles/10.1186/s13636-020-00176-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font-name-asian="Arial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49cm" style:writing-mode="page"/>
      <style:text-properties fo:color="#000000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.353cm" style:contextual-spacing="true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Caption" style:family="paragraph" style:parent-style-name="Normal" style:class="extra">
      <style:paragraph-properties fo:line-height="115%"/>
      <style:text-properties fo:color="#4f81bd" loext:opacity="100%" fo:font-size="9pt" fo:font-weight="bold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Normal" style:family="paragraph"/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true" fo:text-indent="0cm" style:auto-text-indent="false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/>
    <meta:creation-date/>
    <meta:editing-cycles>1</meta:editing-cycles>
    <meta:editing-duration>PT3S</meta:editing-duration>
    <dc:date>2023-01-26T16:01:31.289540603</dc:date>
    <meta:document-statistic meta:table-count="0" meta:image-count="0" meta:object-count="0" meta:page-count="1" meta:paragraph-count="5" meta:word-count="23" meta:character-count="485" meta:non-whitespace-character-count="465"/>
  </office:meta>
</office:document-meta>
</file>